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ff" draw:marker-start-width="0.5cm" draw:marker-end-width="0.5cm" draw:fill="none" draw:fill-color="#ffffff" draw:textarea-vertical-align="middle" draw:auto-grow-width="true" fo:min-height="1.55cm" fo:min-width="2.25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svg:stroke-color="#579d1c" draw:marker-start-width="0.5cm" draw:marker-end-width="0.5cm" draw:fill="none" draw:textarea-horizontal-align="justify" draw:textarea-vertical-align="middle" draw:auto-grow-height="false" fo:min-height="0.924cm" fo:min-width="2.088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7.518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Dashed_20__28_var_29_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Dashed_20__28_var_29_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4a4a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text-properties fo:color="#800080" fo:font-size="12pt" style:font-size-asian="18pt" style:font-size-complex="18pt"/>
    </style:style>
    <style:style style:name="P7" style:family="paragraph">
      <loext:graphic-properties draw:fill="none" draw:fill-color="#ffffff"/>
      <style:text-properties fo:color="#800080" fo:font-size="12pt" style:font-size-asian="18pt" style:font-size-complex="18pt"/>
    </style:style>
    <style:style style:name="P8" style:family="paragraph">
      <style:text-properties fo:color="#004a4a" fo:font-size="12pt" style:font-size-asian="18pt" style:font-size-complex="18pt"/>
    </style:style>
    <style:style style:name="P9" style:family="paragraph">
      <loext:graphic-properties draw:fill="none" draw:fill-color="#ffffff"/>
      <style:text-properties fo:color="#004a4a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800080" fo:font-size="12pt" style:font-size-asian="18pt" style:font-size-complex="18pt"/>
    </style:style>
    <style:style style:name="T4" style:family="text">
      <style:text-properties fo:color="#004a4a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58cm" svg:height="1.9cm" svg:x="1.108cm" svg:y="4.6cm">
          <draw:text-box>
            <text:p>Teacher</text:p>
          </draw:text-box>
        </draw:frame>
        <draw:frame draw:style-name="gr2" draw:text-style-name="P1" draw:layer="layout" svg:width="2.7cm" svg:height="1cm" svg:x="8.101cm" svg:y="5.5cm">
          <draw:text-box>
            <text:p>Student</text:p>
          </draw:text-box>
        </draw:frame>
        <draw:custom-shape draw:style-name="gr3" draw:text-style-name="P2" draw:layer="layout" svg:width="3.8cm" svg:height="1.8cm" svg:x="7.50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102cm" svg:y="3.501cm">
          <draw:text-box>
            <text:p>Student</text:p>
          </draw:text-box>
        </draw:frame>
        <draw:custom-shape draw:style-name="gr3" draw:text-style-name="P2" draw:layer="layout" svg:width="3.8cm" svg:height="1.8cm" svg:x="7.502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102cm" svg:y="7.701cm">
          <draw:text-box>
            <text:p>Student</text:p>
          </draw:text-box>
        </draw:frame>
        <draw:custom-shape draw:style-name="gr3" draw:text-style-name="P2" draw:layer="layout" svg:width="3.8cm" svg:height="1.8cm" svg:x="7.502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002cm" svg:y="1.501cm">
          <draw:text-box>
            <text:p>Student</text:p>
          </draw:text-box>
        </draw:frame>
        <draw:custom-shape draw:style-name="gr3" draw:text-style-name="P2" draw:layer="layout" svg:width="3.8cm" svg:height="1.8cm" svg:x="7.402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001cm" svg:y1="5cm" svg:x2="7.501cm" svg:y2="2.6cm">
          <text:p/>
        </draw:line>
        <draw:line draw:style-name="gr4" draw:text-style-name="P2" draw:layer="layout" svg:x1="4.001cm" svg:y1="5.5cm" svg:x2="7.427cm" svg:y2="4.025cm">
          <text:p/>
        </draw:line>
        <draw:line draw:style-name="gr4" draw:text-style-name="P2" draw:layer="layout" svg:x1="4.001cm" svg:y1="5.8cm" svg:x2="7.39cm" svg:y2="6.013cm">
          <text:p/>
        </draw:line>
        <draw:line draw:style-name="gr4" draw:text-style-name="P2" draw:layer="layout" svg:x1="4.001cm" svg:y1="6.2cm" svg:x2="7.472cm" svg:y2="8.189cm">
          <text:p/>
        </draw:line>
        <draw:frame draw:style-name="gr5" draw:text-style-name="P4" draw:layer="layout" svg:width="4.999cm" svg:height="0.8cm" svg:x="0.801cm" svg:y="0.9cm">
          <draw:text-box>
            <text:p text:style-name="P3"><text:span text:style-name="T1">Exercises, homework</text:span></text:p>
          </draw:text-box>
        </draw:frame>
        <draw:custom-shape draw:style-name="gr6" draw:text-style-name="P2" draw:layer="layout" svg:width="1.3cm" svg:height="8.3cm" svg:x="11.101cm" svg:y="0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2" draw:layer="layout" svg:x1="12.701cm" svg:y1="5cm" svg:x2="13.501cm" svg:y2="5cm">
          <text:p/>
        </draw:line>
        <draw:line draw:style-name="gr7" draw:text-style-name="P2" draw:layer="layout" svg:x1="13.501cm" svg:y1="5cm" svg:x2="13.501cm" svg:y2="10.3cm">
          <text:p/>
        </draw:line>
        <draw:line draw:style-name="gr7" draw:text-style-name="P2" draw:layer="layout" svg:x1="13.501cm" svg:y1="10.3cm" svg:x2="2.401cm" svg:y2="10.2cm">
          <text:p/>
        </draw:line>
        <draw:line draw:style-name="gr8" draw:text-style-name="P2" draw:layer="layout" svg:x1="2.401cm" svg:y1="10.2cm" svg:x2="2.401cm" svg:y2="6.6cm">
          <text:p/>
        </draw:line>
        <draw:frame draw:style-name="gr2" draw:text-style-name="P5" draw:layer="layout" svg:width="5.3cm" svg:height="1cm" svg:x="2.501cm" svg:y="9.3cm">
          <draw:text-box>
            <text:p><text:span text:style-name="T2">strong assessment</text:span></text:p>
          </draw:text-box>
        </draw:frame>
        <draw:line draw:style-name="gr9" draw:text-style-name="P2" draw:layer="layout" svg:x1="4cm" svg:y1="4.8cm" svg:x2="7.4cm" svg:y2="2.5cm">
          <text:p/>
        </draw:line>
        <draw:line draw:style-name="gr9" draw:text-style-name="P2" draw:layer="layout" svg:x1="4cm" svg:y1="5.4cm" svg:x2="7.4cm" svg:y2="3.9cm">
          <text:p/>
        </draw:line>
        <draw:line draw:style-name="gr9" draw:text-style-name="P2" draw:layer="layout" svg:x1="4cm" svg:y1="5.7cm" svg:x2="7.4cm" svg:y2="5.9cm">
          <text:p/>
        </draw:line>
        <draw:line draw:style-name="gr9" draw:text-style-name="P2" draw:layer="layout" svg:x1="4cm" svg:y1="6.1cm" svg:x2="7.4cm" svg:y2="8cm">
          <text:p/>
        </draw:line>
        <draw:line draw:style-name="gr10" draw:text-style-name="P2" draw:layer="layout" svg:x1="4.1cm" svg:y1="5.1cm" svg:x2="7.5cm" svg:y2="2.8cm">
          <text:p/>
        </draw:line>
        <draw:line draw:style-name="gr10" draw:text-style-name="P2" draw:layer="layout" svg:x1="4cm" svg:y1="5.9cm" svg:x2="7.4cm" svg:y2="6.1cm">
          <text:p/>
        </draw:line>
        <draw:line draw:style-name="gr10" draw:text-style-name="P2" draw:layer="layout" svg:x1="4cm" svg:y1="5.6cm" svg:x2="7.4cm" svg:y2="4.2cm">
          <text:p/>
        </draw:line>
        <draw:line draw:style-name="gr10" draw:text-style-name="P2" draw:layer="layout" svg:x1="4.1cm" svg:y1="6.4cm" svg:x2="7.3cm" svg:y2="8.3cm">
          <text:p/>
        </draw:line>
        <draw:frame draw:style-name="gr5" draw:text-style-name="P7" draw:layer="layout" svg:width="4.999cm" svg:height="0.8cm" svg:x="0.802cm" svg:y="1.5cm">
          <draw:text-box>
            <text:p text:style-name="P6"><text:span text:style-name="T3">Quizzes</text:span></text:p>
          </draw:text-box>
        </draw:frame>
        <draw:frame draw:style-name="gr5" draw:text-style-name="P4" draw:layer="layout" svg:width="4.999cm" svg:height="0.8cm" svg:x="0.802cm" svg:y="0.9cm">
          <draw:text-box>
            <text:p text:style-name="P3"><text:span text:style-name="T1">Exercises, homework</text:span></text:p>
          </draw:text-box>
        </draw:frame>
        <draw:frame draw:style-name="gr5" draw:text-style-name="P9" draw:layer="layout" svg:width="4.999cm" svg:height="0.8cm" svg:x="0.803cm" svg:y="2.1cm">
          <draw:text-box>
            <text:p text:style-name="P8"><text:span text:style-name="T4">Direct ques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2-16T05:56:40.005809000</dc:date>
    <meta:editing-duration>PT7H41M53S</meta:editing-duration>
    <meta:editing-cycles>3</meta:editing-cycles>
    <meta:generator>LibreOffice/5.0.3.2$MacOSX_X86_64 LibreOffice_project/e5f16313668ac592c1bfb310f4390624e3dbfb75</meta:generator>
    <meta:document-statistic meta:object-count="31"/>
  </office:meta>
</office:document-meta>
</file>